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16.536cm"/>
    </style:style>
    <style:style style:name="ro1" style:family="table-row">
      <style:table-row-properties style:row-height="4.068cm" fo:break-before="auto" style:use-optimal-row-height="false"/>
    </style:style>
    <style:style style:name="ro2" style:family="table-row">
      <style:table-row-properties style:row-height="1.947cm" fo:break-before="auto" style:use-optimal-row-height="false"/>
    </style:style>
    <style:style style:name="ro3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1.842cm" fo:break-before="auto" style:use-optimal-row-height="false"/>
    </style:style>
    <style:style style:name="ro5" style:family="table-row">
      <style:table-row-properties style:row-height="2.053cm" fo:break-before="auto" style:use-optimal-row-height="false"/>
    </style:style>
    <style:style style:name="ro6" style:family="table-row">
      <style:table-row-properties style:row-height="2cm" fo:break-before="auto" style:use-optimal-row-height="false"/>
    </style:style>
    <style:style style:name="ro7" style:family="table-row">
      <style:table-row-properties style:row-height="2.157cm" fo:break-before="auto" style:use-optimal-row-height="false"/>
    </style:style>
    <style:style style:name="ro8" style:family="table-row">
      <style:table-row-properties style:row-height="2.316cm" fo:break-before="auto" style:use-optimal-row-height="false"/>
    </style:style>
    <style:style style:name="ro9" style:family="table-row">
      <style:table-row-properties style:row-height="1.57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none"/>
      <style:text-properties style:font-name="Ubuntu" fo:font-size="16pt" style:font-size-asian="16pt" style:font-size-complex="16pt"/>
    </style:style>
    <style:style style:name="ce2" style:family="table-cell" style:parent-style-name="Default">
      <style:table-cell-properties fo:wrap-option="wrap" fo:border="0.06pt solid #000000"/>
      <style:text-properties style:font-name="Ubuntu" fo:font-size="16pt" style:font-size-asian="16pt" style:font-size-complex="16pt"/>
    </style:style>
    <style:style style:name="ce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font-name="Ubuntu" fo:font-size="16pt" style:font-size-asian="16pt" style:font-size-complex="16pt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Ubuntu" fo:font-size="16pt" style:font-size-asian="16pt" style:font-size-complex="16pt"/>
    </style:style>
    <style:style style:name="ce5" style:family="table-cell" style:parent-style-name="Default">
      <style:table-cell-properties style:cell-protect="hidden-and-protected" style:print-content="true" fo:wrap-option="wrap" fo:border="0.06pt solid #000000"/>
      <style:text-properties style:font-name="Ubuntu"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Ubuntu"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Ubuntu" fo:font-size="16pt" style:font-size-asian="16pt" style:font-size-complex="16pt"/>
    </style:style>
    <style:style style:name="ce8" style:family="table-cell" style:parent-style-name="Default">
      <style:table-cell-properties fo:border="none"/>
      <style:text-properties style:font-name="Ubuntu" fo:font-size="16pt" style:font-size-asian="16pt" style:font-size-complex="16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3" table:default-cell-style-name="ce1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1017" table:default-cell-style-name="ce1"/>
        <table:table-row table:style-name="ro1" table:number-rows-repeated="5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Diario Di Bordo – Scuola Lavoro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ata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Descrizion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 table:number-columns-spanned="4" table:number-rows-spanned="1">
            <text:p>Prima Settimana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6">
            <text:p>18-04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zione all'Alternanza Scuola Lavoro</text:p>
          </table:table-cell>
          <table:table-cell office:value-type="string" calcext:value-type="string" table:number-columns-spanned="1" table:number-rows-spanned="6">
            <text:p>Bertoni</text:p>
          </table:table-cell>
          <table:table-cell table:number-columns-repeated="1016"/>
          <table:table-cell table:style-name="ce8"/>
        </table:table-row>
        <table:table-row table:style-name="ro1">
          <table:table-cell table:number-columns-repeated="3"/>
          <table:covered-table-cell table:style-name="ce3"/>
          <table:table-cell office:value-type="float" office:value="2" calcext:value-type="float">
            <text:p>2</text:p>
          </table:table-cell>
          <table:table-cell office:value-type="string" calcext:value-type="string" table:number-columns-spanned="1" table:number-rows-spanned="2">
            <text:p>Incontro con un rappresentante della MANZ AG. Abbiamo parlato di Organigramma aziendale, della divisione dei compiti all'interno di un'azienda e della storia della Manz AG soffermandoci soprattutto sullo stabilimento di Sasso Marconi.</text:p>
          </table:table-cell>
          <table:covered-table-cell/>
          <table:table-cell table:number-columns-repeated="1016"/>
          <table:table-cell table:style-name="ce8"/>
        </table:table-row>
        <table:table-row table:style-name="ro1">
          <table:table-cell table:number-columns-repeated="3"/>
          <table:covered-table-cell table:style-name="ce4"/>
          <table:table-cell office:value-type="float" office:value="3" calcext:value-type="float">
            <text:p>3</text:p>
          </table:table-cell>
          <table:covered-table-cell table:number-columns-repeated="2"/>
          <table:table-cell table:number-columns-repeated="1016"/>
          <table:table-cell table:style-name="ce8"/>
        </table:table-row>
        <table:table-row table:style-name="ro1">
          <table:table-cell table:number-columns-repeated="3"/>
          <table:covered-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Abbiamo provato ad impostare l'ambiente AMPLIO per la archiviazione del Diario di Bordo e dei files attinenti alla Scuola Lavoro. Causa varie problematiche abbiamo deciso di cambiare piattaforma.</text:p>
          </table:table-cell>
          <table:covered-table-cell/>
          <table:table-cell table:number-columns-repeated="1016"/>
          <table:table-cell table:style-name="ce8"/>
        </table:table-row>
        <table:table-row table:style-name="ro1">
          <table:table-cell table:number-columns-repeated="3"/>
          <table:covered-table-cell table:style-name="ce4"/>
          <table:table-cell office:value-type="float" office:value="5" calcext:value-type="float">
            <text:p>5</text:p>
          </table:table-cell>
          <table:table-cell office:value-type="string" calcext:value-type="string" table:number-columns-spanned="1" table:number-rows-spanned="2">
            <text:p>Abbiamo parlato di possibili idee progettuali, incentrandoci sulla creatività, proponendo molte idee. In una seconda fase abbiamo scartato le idee meno interessanti o troppo onerose rispetto alle nostre capacità e risorse.</text:p>
          </table:table-cell>
          <table:covered-table-cell/>
          <table:table-cell table:number-columns-repeated="1016"/>
          <table:table-cell table:style-name="ce8"/>
        </table:table-row>
        <table:table-row table:style-name="ro1">
          <table:table-cell table:number-columns-repeated="3"/>
          <table:covered-table-cell table:style-name="ce4"/>
          <table:table-cell office:value-type="float" office:value="6" calcext:value-type="float">
            <text:p>6</text:p>
          </table:table-cell>
          <table:covered-table-cell table:number-columns-repeated="2"/>
          <table:table-cell table:number-columns-repeated="1016"/>
          <table:table-cell table:style-name="ce8"/>
        </table:table-row>
        <table:table-row table:style-name="ro4">
          <table:table-cell table:number-columns-repeated="3"/>
          <table:table-cell table:style-name="ce1" table:number-columns-repeated="4"/>
          <table:table-cell table:number-columns-repeated="1016"/>
          <table:table-cell table:style-name="ce8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6">
            <text:p>19-04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egazione alla classe della piattaforma per la gestione dei files relativi al progetto github.com. Sono state in oltre scartate altre proposte relative al progetto.</text:p>
          </table:table-cell>
          <table:table-cell office:value-type="string" calcext:value-type="string" table:number-columns-spanned="1" table:number-rows-spanned="3">
            <text:p>Bertoni</text:p>
          </table:table-cell>
          <table:table-cell table:number-columns-repeated="1016"/>
          <table:table-cell table:style-name="ce8"/>
        </table:table-row>
        <table:table-row table:style-name="ro1"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1" table:number-rows-spanned="2">
            <text:p>Incontro con un tutor della Philip Morris. Ci è stato spiegato come costruire un Buisness Plan e le persone coinvolte con esso (acronimo R.A.C.I.).</text:p>
          </table:table-cell>
          <table:covered-table-cell/>
          <table:table-cell table:number-columns-repeated="1016"/>
          <table:table-cell table:style-name="ce8"/>
        </table:table-row>
        <table:table-row table:style-name="ro1"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covered-table-cell table:number-columns-repeated="2"/>
          <table:table-cell table:number-columns-repeated="1016"/>
          <table:table-cell table:style-name="ce8"/>
        </table:table-row>
        <table:table-row table:style-name="ro1"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1" table:number-rows-spanned="2">
            <text:p>Incontro con un tutor aziendale della DATALOGIC. Spiegazione sui prodotti tipici: indentificatori, marcatori laser, sensori(in particolare fotosensori), visione artificiale ecc... <text:s text:c="58"/>Spiegazione sul funzionamento di un fotocellula. <text:s text:c="11"/>Spiegazione riguardante fasi della REALIZZAZIONE DI UN PROGETTO.</text:p>
          </table:table-cell>
          <table:table-cell office:value-type="string" calcext:value-type="string" table:number-columns-spanned="1" table:number-rows-spanned="2">
            <text:p>Ramos</text:p>
          </table:table-cell>
          <table:table-cell table:number-columns-repeated="1016"/>
          <table:table-cell table:style-name="ce8"/>
        </table:table-row>
        <table:table-row table:style-name="ro1"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covered-table-cell table:number-columns-repeated="2"/>
          <table:table-cell table:number-columns-repeated="1016"/>
          <table:table-cell table:style-name="ce8"/>
        </table:table-row>
        <table:table-row table:style-name="ro1">
          <table:table-cell table:number-columns-repeated="3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Idee progettuali</text:p>
          </table:table-cell>
          <table:table-cell office:value-type="string" calcext:value-type="string">
            <text:p>Bertoni</text:p>
          </table:table-cell>
          <table:table-cell table:number-columns-repeated="1016"/>
          <table:table-cell table:style-name="ce8"/>
        </table:table-row>
        <table:table-row table:style-name="ro5">
          <table:table-cell table:number-columns-repeated="3"/>
          <table:table-cell table:style-name="ce1" table:number-columns-repeated="4"/>
          <table:table-cell table:number-columns-repeated="1016"/>
          <table:table-cell table:style-name="ce8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5">
            <text:p>20-04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rganizzazione appunti di Github</text:p>
          </table:table-cell>
          <table:table-cell office:value-type="string" calcext:value-type="string">
            <text:p>Malandra</text:p>
          </table:table-cell>
          <table:table-cell table:number-columns-repeated="1016"/>
          <table:table-cell table:style-name="ce8"/>
        </table:table-row>
        <table:table-row table:style-name="ro1"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table-cell table:style-name="ce5" office:value-type="string" calcext:value-type="string" table:number-columns-spanned="1" table:number-rows-spanned="2">
            <text:p>Incontro con tutor aziendali della Marzocchi pompe srl. Spiegazione storia dell'azienda e marketing.</text:p>
          </table:table-cell>
          <table:table-cell table:number-columns-repeated="1017"/>
          <table:table-cell table:style-name="ce8"/>
        </table:table-row>
        <table:table-row table:style-name="ro1"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covered-table-cell table:style-name="ce5"/>
          <table:table-cell table:number-columns-repeated="1017"/>
          <table:table-cell table:style-name="ce8"/>
        </table:table-row>
        <table:table-row table:style-name="ro1"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mpostazione di una presentazione in inglese</text:p>
          </table:table-cell>
          <table:table-cell table:number-columns-repeated="1017"/>
          <table:table-cell table:style-name="ce8"/>
        </table:table-row>
        <table:table-row table:style-name="ro1"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Rielaborazione degli appunti e creazione di account su Github</text:p>
          </table:table-cell>
          <table:table-cell table:number-columns-repeated="1017"/>
          <table:table-cell table:style-name="ce8"/>
        </table:table-row>
        <table:table-row table:style-name="ro6">
          <table:table-cell table:number-columns-repeated="3"/>
          <table:table-cell table:style-name="ce1" table:number-columns-repeated="4"/>
          <table:table-cell table:number-columns-repeated="1016"/>
          <table:table-cell table:style-name="ce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 table:number-columns-spanned="1" table:number-rows-spanned="5">
            <text:p>21-04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ussione sulle <text:s/>idee progettuali</text:p>
          </table:table-cell>
          <table:table-cell office:value-type="string" calcext:value-type="string" table:number-columns-spanned="1" table:number-rows-spanned="5">
            <text:p>Capolli, Boutkayoud</text:p>
          </table:table-cell>
          <table:table-cell table:number-columns-repeated="1016"/>
          <table:table-cell table:style-name="ce8"/>
        </table:table-row>
        <table:table-row table:style-name="ro1"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Incontro con tutor aziendali della Site e presentazione generale di come è strutturata l'azienda; e le aree business di cui si occupa. Successivamente ci è stata spiegata la struttura dell' organigramma di essa.</text:p>
          </table:table-cell>
          <table:covered-table-cell/>
          <table:table-cell table:number-columns-repeated="1016"/>
          <table:table-cell table:style-name="ce8"/>
        </table:table-row>
        <table:table-row table:style-name="ro1"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piegazione della fibra ottica , e della struttura della rete telefonica tradizionale e della sua evoluzione. <text:s text:c="17"/>Spiegazione delle fasi di lavoro e dei metodi per fare arrivare le fibre ottiche all'utente.</text:p>
          </table:table-cell>
          <table:covered-table-cell/>
          <table:table-cell table:number-columns-repeated="1016"/>
          <table:table-cell table:style-name="ce8"/>
        </table:table-row>
        <table:table-row table:style-name="ro1"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1" table:number-rows-spanned="2">
            <text:p>Rielaborazione informazioni ottenute da questo incontro,e archiviazione su Github</text:p>
          </table:table-cell>
          <table:covered-table-cell/>
          <table:table-cell table:number-columns-repeated="1016"/>
          <table:table-cell table:style-name="ce8"/>
        </table:table-row>
        <table:table-row table:style-name="ro1"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covered-table-cell table:number-columns-repeated="2"/>
          <table:table-cell table:number-columns-repeated="1016"/>
          <table:table-cell table:style-name="ce8"/>
        </table:table-row>
        <table:table-row table:style-name="ro7">
          <table:table-cell table:number-columns-repeated="3"/>
          <table:table-cell table:style-name="ce1" table:number-columns-repeated="4"/>
          <table:table-cell table:number-columns-repeated="1016"/>
          <table:table-cell table:style-name="ce8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6">
            <text:p>22-04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6">
            <text:p>Visita alla Datalogic: Siamo stati accolti da due rappresentanti delle risorse umane. Loro ci hanno spiegato I campi di ricerca e sviluppo dell'azienda. Dopo di che,accompagnati da una guida, abbiamo visitato il museo interno alla struttura,nel quale erano esposti I principali prodotti storici e moderni che l'azienda vende, differenziandoli per caratteristiche. Finita la visita,ci hanno illustrato I dati riguardanti l'azienda e abbiamo commentato con domande quest'ultimi. </text:p>
          </table:table-cell>
          <table:table-cell office:value-type="string" calcext:value-type="string" table:number-columns-spanned="1" table:number-rows-spanned="6">
            <text:p>Mazzoni Simone</text:p>
          </table:table-cell>
          <table:table-cell table:number-columns-repeated="1016"/>
          <table:table-cell table:style-name="ce8"/>
        </table:table-row>
        <table:table-row table:style-name="ro1"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covered-table-cell table:number-columns-repeated="2"/>
          <table:table-cell table:number-columns-repeated="1016"/>
          <table:table-cell table:style-name="ce8"/>
        </table:table-row>
        <table:table-row table:style-name="ro1"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covered-table-cell table:number-columns-repeated="2"/>
          <table:table-cell table:number-columns-repeated="1016"/>
          <table:table-cell table:style-name="ce8"/>
        </table:table-row>
        <table:table-row table:style-name="ro1"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covered-table-cell table:number-columns-repeated="2"/>
          <table:table-cell table:number-columns-repeated="1016"/>
          <table:table-cell table:style-name="ce8"/>
        </table:table-row>
        <table:table-row table:style-name="ro1"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covered-table-cell table:number-columns-repeated="2"/>
          <table:table-cell table:number-columns-repeated="1016"/>
          <table:table-cell table:style-name="ce8"/>
        </table:table-row>
        <table:table-row table:style-name="ro1">
          <table:table-cell table:number-columns-repeated="3"/>
          <table:covered-table-cell/>
          <table:table-cell office:value-type="float" office:value="6" calcext:value-type="float">
            <text:p>6</text:p>
          </table:table-cell>
          <table:covered-table-cell table:number-columns-repeated="2"/>
          <table:table-cell table:number-columns-repeated="1016"/>
          <table:table-cell table:style-name="ce8"/>
        </table:table-row>
        <table:table-row table:style-name="ro8">
          <table:table-cell table:number-columns-repeated="3"/>
          <table:table-cell table:style-name="ce1" table:number-columns-repeated="4"/>
          <table:table-cell table:number-columns-repeated="1016"/>
          <table:table-cell table:style-name="ce8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3">
            <text:p>23-04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Durante queste due ore è stata scelta l'idea progettuale da realizzare, e sono stati creati I gruppi di lavoro , sulla base di un'organigramma, prendendo spunto <text:s/>da quelli delle altre aziende.</text:p>
          </table:table-cell>
          <table:table-cell office:value-type="string" calcext:value-type="string" table:number-columns-spanned="1" table:number-rows-spanned="3">
            <text:p>Capolli, Boutkayoud</text:p>
          </table:table-cell>
          <table:table-cell table:number-columns-repeated="1016"/>
          <table:table-cell table:style-name="ce8"/>
        </table:table-row>
        <table:table-row table:style-name="ro1"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covered-table-cell table:number-columns-repeated="2"/>
          <table:table-cell table:number-columns-repeated="1016"/>
          <table:table-cell table:style-name="ce8"/>
        </table:table-row>
        <table:table-row table:style-name="ro1"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bbiamo rielaborato gli appunti presi durante la settimana, e abbiamo archiviato le informazioni su Github.</text:p>
          </table:table-cell>
          <table:covered-table-cell/>
          <table:table-cell table:number-columns-repeated="1016"/>
          <table:table-cell table:style-name="ce8"/>
        </table:table-row>
        <table:table-row table:style-name="ro2" table:number-rows-repeated="2">
          <table:table-cell table:number-columns-repeated="3"/>
          <table:table-cell table:style-name="ce1" table:number-columns-repeated="4"/>
          <table:table-cell table:number-columns-repeated="1016"/>
          <table:table-cell table:style-name="ce8"/>
        </table:table-row>
        <table:table-row table:style-name="ro1">
          <table:table-cell table:number-columns-repeated="3"/>
          <table:table-cell office:value-type="string" calcext:value-type="string" table:number-columns-spanned="4" table:number-rows-spanned="1">
            <text:p>Seconda Settimana</text:p>
          </table:table-cell>
          <table:covered-table-cell table:number-columns-repeated="3"/>
          <table:table-cell table:number-columns-repeated="1016"/>
          <table:table-cell table:style-name="ce8"/>
        </table:table-row>
        <table:table-row table:style-name="ro9">
          <table:table-cell table:number-columns-repeated="3"/>
          <table:table-cell table:style-name="ce1" table:number-columns-repeated="4"/>
          <table:table-cell table:number-columns-repeated="1016"/>
          <table:table-cell table:style-name="ce8"/>
        </table:table-row>
        <table:table-row table:style-name="ro1">
          <table:table-cell table:number-columns-repeated="3"/>
          <table:table-cell office:value-type="string" calcext:value-type="string">
            <text:p>10-05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classe si è divisa nei vari ruoli: progettazione, produzione, amministrazione &amp; marketing</text:p>
          </table:table-cell>
          <table:table-cell table:number-columns-repeated="1017"/>
          <table:table-cell table:style-name="ce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1" table:number-rows-spanned="3">
            <text:p>Abbiamo iniziato a sviluppare il progetto, analizzando il mercato, valutando gli eventuali costi e iniziando con lo schema a blocchi di una tapparella.</text:p>
          </table:table-cell>
          <table:table-cell table:number-columns-repeated="1017"/>
          <table:table-cell table:style-name="ce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style-name="ce7" table:number-columns-spanned="1" table:number-rows-spanned="2"/>
          <table:table-cell table:number-columns-repeated="101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1-05-20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2-05-20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3-05-20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4-05-20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6-05-20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6-05-20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7-05-2016</text:p>
          </table:table-cell>
          <table:table-cell table:number-columns-repeated="1020"/>
        </table:table-row>
        <table:table-row table:style-name="ro1" table:number-rows-repeated="1048473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09:15:07.77586564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6:56:10.452000000</meta:creation-date>
    <dc:date>2016-05-12T09:25:57.312873273</dc:date>
    <meta:editing-duration>PT1H25M39S</meta:editing-duration>
    <meta:editing-cycles>14</meta:editing-cycles>
    <meta:generator>LibreOffice/4.3.3.2$Linux_X86_64 LibreOffice_project/430m0$Build-2</meta:generator>
    <meta:document-statistic meta:table-count="1" meta:cell-count="122" meta:object-count="0"/>
  </office:meta>
</office:document-meta>
</file>